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100000069288D87148B36E95A.png" manifest:media-type="image/png"/>
  <manifest:file-entry manifest:full-path="Pictures/10000201000003AC000000787AC364F8EB89FDCE.png" manifest:media-type="image/png"/>
  <manifest:file-entry manifest:full-path="Pictures/10000201000001000000010035B3EC904C678FCC.png" manifest:media-type="image/png"/>
  <manifest:file-entry manifest:full-path="Pictures/100002010000009000000090F178F05D1FE842B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624cm" fo:min-width="9.506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738cm" fo:min-width="7.38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322cm" fo:min-width="5.342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51cm" fo:min-width="2.395cm"/>
    </style:style>
    <style:style style:name="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.384cm" fo:min-width="1.384cm" fo:padding-top="0cm" fo:padding-bottom="0cm" fo:padding-left="0cm" fo:padding-right="0cm" fo:wrap-option="wrap" draw:shadow="visible" draw:shadow-offset-x="0cm" draw:shadow-offset-y="0.018cm" draw:shadow-color="#000000" draw:shadow-opacity="45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45cm, 0cm, 0.345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text-properties fo:font-size="8pt" style:font-size-asian="18pt" style:font-size-complex="18pt"/>
    </style:style>
    <style:style style:name="P4" style:family="paragraph">
      <loext:graphic-properties draw:fill="none" draw:fill-color="#ffffff"/>
      <style:text-properties fo:font-size="8pt" style:font-size-asian="18pt" style:font-size-complex="18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style:paragraph-properties fo:text-align="center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006cm" svg:height="7.874cm" svg:x="10.314cm" svg:y="4.318cm">
          <text:p/>
          <draw:enhanced-geometry svg:viewBox="0 0 21600 21600" draw:type="rectangle" draw:enhanced-path="M 0 0 L 21600 0 21600 21600 0 21600 0 0 Z N"/>
        </draw:custom-shape>
        <draw:frame draw:name="Shape 2123" draw:style-name="gr2" draw:text-style-name="P2" draw:layer="layout" svg:width="3.779cm" svg:height="0.481cm" svg:x="10.542cm" svg:y="4.525cm">
          <draw:image xlink:href="Pictures/10000201000003AC000000787AC364F8EB89FDCE.png" xlink:type="simple" xlink:show="embed" xlink:actuate="onLoad">
            <text:p/>
          </draw:image>
        </draw:frame>
        <draw:custom-shape draw:style-name="gr3" draw:text-style-name="P1" draw:layer="layout" svg:width="7.882cm" svg:height="5.988cm" svg:x="11.676cm" svg:y="5.44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cm" svg:height="0.887cm" svg:x="11.724cm" svg:y="5.546cm">
          <draw:text-box>
            <text:p text:style-name="P3">GCP Project</text:p>
          </draw:text-box>
        </draw:frame>
        <draw:custom-shape draw:style-name="gr5" draw:text-style-name="P1" draw:layer="layout" svg:width="5.842cm" svg:height="4.572cm" svg:x="12.7cm" svg:y="6.2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95cm" svg:height="3.001cm" svg:x="14.677cm" svg:y="7.143cm">
          <text:p/>
          <draw:enhanced-geometry svg:viewBox="0 0 21600 21600" draw:type="rectangle" draw:enhanced-path="M 0 0 L 21600 0 21600 21600 0 21600 0 0 Z N"/>
        </draw:custom-shape>
        <draw:g draw:name="Shape 559">
          <draw:custom-shape draw:name="Shape 560" draw:style-name="gr7" draw:text-style-name="P5" draw:layer="layout" svg:width="1.396cm" svg:height="1.396cm" svg:x="15.517cm" svg:y="1.462cm">
            <text:p/>
            <draw:enhanced-geometry draw:mirror-horizontal="false" draw:mirror-vertical="false" draw:text-areas="?f5 ?f5 ?f6 ?f7" svg:viewBox="0 0 0 0" draw:type="ooxml-roundRect" draw:modifiers="167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Shape 561" draw:style-name="gr2" draw:text-style-name="P2" draw:layer="layout" svg:width="1.193cm" svg:height="1.193cm" svg:x="15.618cm" svg:y="1.564cm">
            <draw:image xlink:href="Pictures/100002010000009000000090F178F05D1FE842B9.png" xlink:type="simple" xlink:show="embed" xlink:actuate="onLoad">
              <text:p/>
            </draw:image>
          </draw:frame>
        </draw:g>
        <draw:frame draw:style-name="gr4" draw:text-style-name="P4" draw:layer="layout" svg:width="2.032cm" svg:height="0.887cm" svg:x="15.263cm" svg:y="2.746cm">
          <draw:text-box>
            <text:p text:style-name="P3">Your laptop</text:p>
          </draw:text-box>
        </draw:frame>
        <draw:frame draw:style-name="gr8" draw:text-style-name="P7" draw:layer="layout" svg:width="0.947cm" svg:height="0.569cm" svg:x="16.211cm" svg:y="3.232cm">
          <draw:text-box>
            <text:p text:style-name="P6">ssh</text:p>
          </draw:text-box>
        </draw:frame>
        <draw:frame draw:style-name="gr8" draw:text-style-name="P4" draw:layer="layout" svg:width="1.086cm" svg:height="0.569cm" svg:x="12.912cm" svg:y="6.333cm">
          <draw:text-box>
            <text:p text:style-name="P3">VPC</text:p>
          </draw:text-box>
        </draw:frame>
        <draw:frame draw:name="Shape 338" draw:style-name="gr9" draw:text-style-name="P2" draw:layer="layout" svg:width="1.472cm" svg:height="1.322cm" svg:x="15.326cm" svg:y="8.253cm">
          <draw:image xlink:href="Pictures/10000201000001000000010035B3EC904C678FCC.png" xlink:type="simple" xlink:show="embed" xlink:actuate="onLoad">
            <text:p/>
          </draw:image>
        </draw:frame>
        <draw:frame draw:style-name="gr8" draw:text-style-name="P4" draw:layer="layout" svg:width="0.93cm" svg:height="0.569cm" svg:x="15.612cm" svg:y="9.433cm">
          <draw:text-box>
            <text:p text:style-name="P3">VM</text:p>
          </draw:text-box>
        </draw:frame>
        <draw:line draw:style-name="gr10" draw:text-style-name="P8" draw:layer="layout" svg:x1="16.149cm" svg:y1="3.201cm" svg:x2="16.149cm" svg:y2="8.253cm">
          <text:p/>
        </draw:line>
        <draw:frame draw:style-name="gr8" draw:text-style-name="P4" draw:layer="layout" svg:width="2.822cm" svg:height="0.569cm" svg:x="14.612cm" svg:y="7.134cm">
          <draw:text-box>
            <text:p text:style-name="P3">Application subnet</text:p>
          </draw:text-box>
        </draw:frame>
        <draw:frame draw:style-name="gr11" draw:text-style-name="P9" draw:layer="layout" svg:width="1.154cm" svg:height="1.072cm" svg:x="13.117cm" svg:y="7.861cm">
          <draw:image xlink:href="Pictures/100002010000007100000069288D87148B36E95A.png" xlink:type="simple" xlink:show="embed" xlink:actuate="onLoad">
            <text:p/>
          </draw:image>
        </draw:frame>
        <draw:frame draw:style-name="gr8" draw:text-style-name="P7" draw:layer="layout" svg:width="1.476cm" svg:height="0.887cm" svg:x="12.911cm" svg:y="8.833cm">
          <draw:text-box>
            <text:p text:style-name="P6">Firewall</text:p>
            <text:p text:style-name="P6">rule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1:48:38.780957821</meta:creation-date>
    <dc:date>2019-07-05T12:53:38.799188893</dc:date>
    <meta:editing-duration>PT1H5M</meta:editing-duration>
    <meta:editing-cycles>1</meta:editing-cycles>
    <meta:generator>LibreOffice/6.0.7.3$Linux_X86_64 LibreOffice_project/00m0$Build-3</meta:generator>
    <meta:document-statistic meta:object-count="41"/>
  </office:meta>
</office:document-meta>
</file>